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kzidenz" svg:font-family="Akzidenz, 'Helvetica Neue', Helvetica, Arial, sans-serif"/>
    <style:font-face style:name="Open Sans" svg:font-family="'Open Sans', 'Helvetica Neue', Helvetica, Roboto, Arial, sans-serif"/>
    <style:font-face style:name="Open Sans1" svg:font-family="'Open Sans', Helvetica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59558" officeooo:paragraph-rsid="00059558"/>
    </style:style>
    <style:style style:name="P2" style:family="paragraph" style:parent-style-name="Standard">
      <style:text-properties officeooo:rsid="00059558" officeooo:paragraph-rsid="00061a9f"/>
    </style:style>
    <style:style style:name="P3" style:family="paragraph" style:parent-style-name="Text_20_body">
      <style:text-properties officeooo:paragraph-rsid="00059558"/>
    </style:style>
    <style:style style:name="P4" style:family="paragraph" style:parent-style-name="Text_20_body">
      <style:text-properties officeooo:rsid="00059558" officeooo:paragraph-rsid="00059558"/>
    </style:style>
    <style:style style:name="P5" style:family="paragraph" style:parent-style-name="Text_20_body">
      <style:text-properties officeooo:paragraph-rsid="00061a9f"/>
    </style:style>
    <style:style style:name="P6" style:family="paragraph" style:parent-style-name="Text_20_body">
      <style:text-properties officeooo:rsid="0006b478" officeooo:paragraph-rsid="0006b478"/>
    </style:style>
    <style:style style:name="P7" style:family="paragraph" style:parent-style-name="Text_20_body">
      <style:text-properties officeooo:paragraph-rsid="0006b478"/>
    </style:style>
    <style:style style:name="P8" style:family="paragraph" style:parent-style-name="Text_20_body">
      <style:text-properties officeooo:paragraph-rsid="00097b52"/>
    </style:style>
    <style:style style:name="P9" style:family="paragraph" style:parent-style-name="Heading_20_1">
      <style:text-properties officeooo:rsid="00059558" officeooo:paragraph-rsid="00059558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2">
      <style:text-properties officeooo:paragraph-rsid="00059558"/>
    </style:style>
    <style:style style:name="P12" style:family="paragraph" style:parent-style-name="Heading_20_2">
      <style:text-properties officeooo:paragraph-rsid="00097b52"/>
    </style:style>
    <style:style style:name="T1" style:family="text">
      <style:text-properties officeooo:rsid="00059558"/>
    </style:style>
    <style:style style:name="T2" style:family="text">
      <style:text-properties officeooo:rsid="00061a9f"/>
    </style:style>
    <style:style style:name="T3" style:family="text">
      <style:text-properties officeooo:rsid="0006b478"/>
    </style:style>
    <style:style style:name="T4" style:family="text">
      <style:text-properties officeooo:rsid="00089af6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  <text:h text:style-name="P9" text:outline-level="1">MongoDB</text:h>
      <text:h text:style-name="Heading_20_2" text:outline-level="2">- <text:span text:style-name="T1">Unterstützte Programmiersprachen</text:span></text:h>
      <text:p text:style-name="P4">Datanbanktreiber für C, C++ , C#, Go, Java, Node.js, Perl, PHP, Ptyhon, Motor (Python async), Ruby, Mongoid (Ruby ODM), Scala</text:p>
      <text:p text:style-name="P4">Mongoid als Object-Docment-Mapper</text:p>
      <text:p text:style-name="Text_20_body"><text:a xlink:type="simple" xlink:href="https://docs.mongodb.com/ecosystem/drivers/" text:style-name="Internet_20_link" text:visited-style-name="Visited_20_Internet_20_Link">https://docs.mongodb.com/ecosystem/drivers/</text:a></text:p>
      <text:h text:style-name="Heading_20_2" text:outline-level="2">- <text:span text:style-name="T1">Dokumentation (Umfang, Community)</text:span></text:h>
      <text:p text:style-name="P4">Umfangreiche online Dokumentation zum DBMS, den Treibern und weiteren Tools.</text:p>
      <text:p text:style-name="P4">Außerdem Guides und Tutorials direkt auf der Webseite.</text:p>
      <text:p text:style-name="Text_20_body"><text:a xlink:type="simple" xlink:href="https://docs.mongodb.com/t" text:style-name="Internet_20_link" text:visited-style-name="Visited_20_Internet_20_Link">https://docs.mongodb.com/</text:a></text:p>
      <text:h text:style-name="Heading_20_2" text:outline-level="2">- <text:span text:style-name="T1">Aktualität / Relevanz in der Praxis</text:span></text:h>
      <text:p text:style-name="P3"><text:span text:style-name="T1">Nach </text:span><text:a xlink:type="simple" xlink:href="https://db-engines.com/en/ranking" text:style-name="Internet_20_link" text:visited-style-name="Visited_20_Internet_20_Link">https://db-engines.com/en/ranking</text:a> <text:span text:style-name="T1">auf Platz 5 der meist populären DBMS und somit die höchst platzierte nichtrelationelle Datenbank</text:span></text:p>
      <text:h text:style-name="Heading_20_2" text:outline-level="2">- <text:span text:style-name="T1">Erlernbarkeit / Tutorials</text:span></text:h>
      <text:p text:style-name="P4">Wie bereits erwähnt Guides und Tutorials auf der Webseite. Da weit verbreitet, gibt es auch viel Hilfe für speziellere Probleme.</text:p>
      <text:h text:style-name="Heading_20_2" text:outline-level="2">- <text:span text:style-name="T1">Anwendungsbeispiele</text:span></text:h>
      <text:p text:style-name="P2">Operational Intelligence,</text:p>
      <text:p text:style-name="P2"><text:tab/>Storing Log Data</text:p>
      <text:p text:style-name="P2"><text:tab/>Hierarchical Aggregation</text:p>
      <text:p text:style-name="P2"/>
      <text:p text:style-name="P2"><text:span text:style-name="T2">Product Data Management,</text:span></text:p>
      <text:p text:style-name="P2"><text:tab/>Product Catalog</text:p>
      <text:p text:style-name="P2"><text:tab/>Inventory Management</text:p>
      <text:p text:style-name="P2"><text:tab/>Category Hierarchy</text:p>
      <text:p text:style-name="P2"/>
      <text:p text:style-name="P2"><text:span text:style-name="T2">Content Management Systems</text:span></text:p>
      <text:p text:style-name="P2"><text:tab/>Metadata and Asset Management</text:p>
      <text:p text:style-name="P2"><text:tab/>Storing Comments</text:p>
      <text:p text:style-name="P2"><text:a xlink:type="simple" xlink:href="https://docs.mongodb.com/ecosystem/use-cases/" text:style-name="Internet_20_link" text:visited-style-name="Visited_20_Internet_20_Link">https://docs.mongodb.com/ecosystem/use-cases/</text:a></text:p>
      <text:p text:style-name="P1"/>
      <text:h text:style-name="P10" text:outline-level="1">Neo4j</text:h>
      <text:h text:style-name="P11" text:outline-level="2">- <text:span text:style-name="T1">Unterstützte Programmiersprachen</text:span></text:h>
      <text:p text:style-name="P5"><text:s/>.NET, Java, Spring, Neo4j-OGM, JavaScript, Python, Go, Ruby, PHP, R, Erlang / Elixir, C/C++, Clojure, Perl <text:span text:style-name="T3">und HTTP API</text:span></text:p>
      <text:h text:style-name="P11" text:outline-level="2">- <text:span text:style-name="T1">Dokumentation (Umfang, Community)</text:span></text:h>
      <text:p text:style-name="P6">Ähnlich Umfangreiche online Dokumentation wie MongoDB</text:p>
      <text:h text:style-name="P11" text:outline-level="2">- <text:span text:style-name="T1">Aktualität / Relevanz in der Praxis</text:span></text:h>
      <text:p text:style-name="P7"><text:span text:style-name="T1">Nach </text:span><text:a xlink:type="simple" xlink:href="https://db-engines.com/en/ranking" text:style-name="Internet_20_link" text:visited-style-name="Visited_20_Internet_20_Link">https://db-engines.com/en/ranking</text:a> <text:span text:style-name="T1">auf Platz 22 der meist populären DBMS und somit die höchst platzierte Graph Datenbank</text:span></text:p>
      <text:h text:style-name="P11" text:outline-level="2">- <text:span text:style-name="T1">Erlernbarkeit / Tutorials</text:span></text:h>
      <text:p text:style-name="P6">Auch hier sind Tutorials direkt auf der Webseite erhältlich.</text:p>
      <text:p text:style-name="P6">Die Beispiele lassen sich mit git auschecken und als Startpunkt für das eigene Projekt verwenden.</text:p>
      <text:h text:style-name="P11" text:outline-level="2">- <text:span text:style-name="T1">Anwendungsbeispiele</text:span></text:h>
      <text:p text:style-name="P3">Fraud Detection &amp; Analytics Solution,</text:p>
      <text:p text:style-name="P3">Knowledge Graph,</text:p>
      <text:p text:style-name="P3">Network and Database Infrastructure Monitoring <text:span text:style-name="T3">for </text:span>IT Operations,</text:p>
      <text:p text:style-name="P3">Recommendation Engine &amp; Product Recommendation System,</text:p>
      <text:p text:style-name="P6">Master Data Management,</text:p>
      <text:p text:style-name="P6">Social Media and Social Network Graphs,</text:p>
      <text:p text:style-name="P6">Identity &amp; Access Management,</text:p>
      <text:p text:style-name="P6">Privacy, Risk and Compliance,</text:p>
      <text:p text:style-name="P6">Artificial Intelligence and Analytics</text:p>
      <text:p text:style-name="P3"><text:a xlink:type="simple" xlink:href="https://neo4j.com/use-cases/" text:style-name="Internet_20_link" text:visited-style-name="Visited_20_Internet_20_Link">https://neo4j.com/use-cases/</text:a></text:p>
      <text:h text:style-name="P10" text:outline-level="1">Redis</text:h>
      <text:p text:style-name="P1"/>
      <text:h text:style-name="P11" text:outline-level="2">- <text:span text:style-name="T1">Unterstützte Programmiersprachen</text:span></text:h>
      <text:p text:style-name="P3">ActionScript <text:s/>Bash <text:s/>C <text:s/>C# <text:s/>C++ <text:s/>Clojure Common Lisp <text:s/>Crystal <text:s/>D <text:s/>Dart <text:s/>Delphi <text:s/>Elixir emacs lisp <text:s/>Erlang <text:s/>Fancy <text:s/>gawk <text:s/>GNU Prolog <text:s/>Go Haskell <text:s/>Haxe <text:s/>Io <text:s/>Java <text:s/>Julia <text:s/>Lasso Lua <text:s/>Matlab <text:s/>mruby <text:s/>Nim <text:s/>Node.js <text:s/>Objective-C OCaml <text:s/>Pascal <text:s/>Perl <text:s/>PHP <text:s/>PL/SQL <text:s/>Pure Data Python <text:s/>R <text:s/>Racket <text:s/>Rebol <text:s/>Ruby <text:s/>Rust Scala <text:s/>Scheme <text:s/>Smalltalk <text:s/>Swift <text:s/>Tcl <text:s/>VB VCL <text:s/>Xojo</text:p>
      <text:h text:style-name="P11" text:outline-level="2">- <text:span text:style-name="T1">Dokumentation (Umfang, Community)</text:span></text:h>
      <text:p text:style-name="P3"><text:a xlink:type="simple" xlink:href="https://redis.io/documentation" text:style-name="Internet_20_link" text:visited-style-name="Visited_20_Internet_20_Link">https://redis.io/documentation</text:a> <text:span text:style-name="T4">bietet einen guten Einstiegspunkt für Tutorials und Dokumentation zu allem rund um Redis. </text:span></text:p>
      <text:h text:style-name="P12" text:outline-level="2">- <text:span text:style-name="T1">Aktualität / Relevanz in der Praxis</text:span></text:h>
      <text:p text:style-name="P8"><text:span text:style-name="T1">Nach </text:span><text:a xlink:type="simple" xlink:href="https://db-engines.com/en/ranking" text:style-name="Internet_20_link" text:visited-style-name="Visited_20_Internet_20_Link">https://db-engines.com/en/ranking</text:a> <text:span text:style-name="T1">auf Platz 22 der meist populären DBMS und somit die höchst platzierte key-value Datenbank</text:span></text:p>
      <text:h text:style-name="P11" text:outline-level="2">- <text:span text:style-name="T1">Erlernbarkeit / Tutorials</text:span></text:h>
      <text:h text:style-name="P11" text:outline-level="2">- <text:span text:style-name="T1">Anwendungsbeispiele</text:span>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kzidenz" svg:font-family="Akzidenz, 'Helvetica Neue', Helvetica, Arial, sans-serif"/>
    <style:font-face style:name="Open Sans" svg:font-family="'Open Sans', 'Helvetica Neue', Helvetica, Roboto, Arial, sans-serif"/>
    <style:font-face style:name="Open Sans1" svg:font-family="'Open Sans', Helvetica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2:37:02.798055701</meta:creation-date>
    <dc:date>2019-04-09T13:12:31.332806758</dc:date>
    <meta:editing-duration>PT12M47S</meta:editing-duration>
    <meta:editing-cycles>3</meta:editing-cycles>
    <meta:generator>LibreOffice/6.2.1.2$Linux_X86_64 LibreOffice_project/20$Build-2</meta:generator>
    <meta:document-statistic meta:table-count="0" meta:image-count="0" meta:object-count="0" meta:page-count="3" meta:paragraph-count="55" meta:word-count="360" meta:character-count="2772" meta:non-whitespace-character-count="2417"/>
  </office:meta>
</office:document-meta>
</file>